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Text_20_body">
      <style:paragraph-properties fo:line-height="150%" fo:text-align="justify" style:justify-single-word="false"/>
      <style:text-properties style:font-name="Liberation Serif" fo:font-size="12pt" officeooo:rsid="00293b89" officeooo:paragraph-rsid="002a4d94" style:font-size-asian="12pt" style:font-size-complex="12pt"/>
    </style:style>
    <style:style style:name="P3" style:family="paragraph" style:parent-style-name="Text_20_body">
      <style:paragraph-properties fo:line-height="150%" fo:text-align="justify" style:justify-single-word="false"/>
      <style:text-properties style:font-name="Liberation Serif" fo:font-size="12pt" officeooo:rsid="00293b89" officeooo:paragraph-rsid="001f3531" style:font-size-asian="12pt" style:font-size-complex="12pt"/>
    </style:style>
    <style:style style:name="P4" style:family="paragraph" style:parent-style-name="Text_20_body">
      <style:paragraph-properties fo:line-height="150%" fo:text-align="justify" style:justify-single-word="false"/>
      <style:text-properties style:font-name="Liberation Serif" fo:font-size="12pt" officeooo:paragraph-rsid="001f3531" style:font-size-asian="12pt" style:font-size-complex="12pt"/>
    </style:style>
    <style:style style:name="P5" style:family="paragraph" style:parent-style-name="Text_20_body">
      <style:paragraph-properties fo:text-align="justify" style:justify-single-word="false" fo:break-before="page"/>
      <style:text-properties style:font-name="Liberation Serif" fo:font-size="12pt" officeooo:rsid="00293b89" officeooo:paragraph-rsid="001f3531" style:font-size-asian="12pt" style:font-size-complex="12pt"/>
    </style:style>
    <style:style style:name="P6" style:family="paragraph" style:parent-style-name="Text_20_body">
      <style:paragraph-properties fo:line-height="150%" fo:text-align="justify" style:justify-single-word="false" fo:break-before="page"/>
      <style:text-properties style:font-name="Liberation Serif" fo:font-size="12pt" officeooo:paragraph-rsid="001f3531" style:font-size-asian="12pt" style:font-size-complex="12pt"/>
    </style:style>
    <style:style style:name="P7" style:family="paragraph" style:parent-style-name="Footnote">
      <style:text-properties officeooo:rsid="0028a48f" officeooo:paragraph-rsid="0028a48f"/>
    </style:style>
    <style:style style:name="P8" style:family="paragraph" style:parent-style-name="Footnote">
      <style:text-properties officeooo:rsid="0020e3c8" officeooo:paragraph-rsid="0020e3c8"/>
    </style:style>
    <style:style style:name="P9" style:family="paragraph" style:parent-style-name="Footnote">
      <style:text-properties officeooo:rsid="00214750" officeooo:paragraph-rsid="00214750"/>
    </style:style>
    <style:style style:name="P10" style:family="paragraph" style:parent-style-name="Footnote">
      <style:text-properties officeooo:rsid="00232c35" officeooo:paragraph-rsid="00232c35"/>
    </style:style>
    <style:style style:name="P11" style:family="paragraph" style:parent-style-name="Footnote">
      <style:text-properties officeooo:rsid="00251827" officeooo:paragraph-rsid="00251827"/>
    </style:style>
    <style:style style:name="P12" style:family="paragraph" style:parent-style-name="Footnote">
      <style:text-properties officeooo:rsid="00270e16" officeooo:paragraph-rsid="00270e16"/>
    </style:style>
    <style:style style:name="P13" style:family="paragraph" style:parent-style-name="Footnote">
      <style:text-properties officeooo:rsid="00288181" officeooo:paragraph-rsid="00288181"/>
    </style:style>
    <style:style style:name="P14" style:family="paragraph" style:parent-style-name="Footnote">
      <style:text-properties officeooo:rsid="002a4d94" officeooo:paragraph-rsid="002a4d94" fo:background-color="#ffff00"/>
    </style:style>
    <style:style style:name="P15" style:family="paragraph" style:parent-style-name="Footnote">
      <style:text-properties officeooo:rsid="002a558d" officeooo:paragraph-rsid="002a558d"/>
    </style:style>
    <style:style style:name="P16" style:family="paragraph" style:parent-style-name="Footnote">
      <style:text-properties style:text-underline-style="solid" style:text-underline-width="auto" style:text-underline-color="font-color" officeooo:rsid="00288181" officeooo:paragraph-rsid="00288181" fo:background-color="#ffff00"/>
    </style:style>
    <style:style style:name="P17" style:family="paragraph" style:parent-style-name="Footnote">
      <style:text-properties officeooo:rsid="002f1c69" officeooo:paragraph-rsid="002f1c69"/>
    </style:style>
    <style:style style:name="P18" style:family="paragraph" style:parent-style-name="Text_20_body">
      <style:paragraph-properties fo:line-height="150%" fo:text-align="justify" style:justify-single-word="false"/>
      <style:text-properties style:font-name="Liberation Serif" fo:font-size="12pt" officeooo:rsid="00293b89" officeooo:paragraph-rsid="002bd76a" style:font-size-asian="12pt" style:font-size-complex="12pt"/>
    </style:style>
    <style:style style:name="P19" style:family="paragraph" style:parent-style-name="Text_20_body">
      <style:paragraph-properties fo:line-height="150%" fo:text-align="justify" style:justify-single-word="false"/>
      <style:text-properties style:font-name="Liberation Serif" fo:font-size="12pt" officeooo:rsid="00293b89" officeooo:paragraph-rsid="002a558d" style:font-size-asian="12pt" style:font-size-complex="12pt"/>
    </style:style>
    <style:style style:name="P20" style:family="paragraph" style:parent-style-name="Text_20_body">
      <style:paragraph-properties fo:line-height="150%" fo:text-align="justify" style:justify-single-word="false"/>
      <style:text-properties style:font-name="Liberation Serif" fo:font-size="12pt" officeooo:rsid="00293b89" officeooo:paragraph-rsid="002ded39" style:font-size-asian="12pt" style:font-size-complex="12pt"/>
    </style:style>
    <style:style style:name="P2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2" style:family="paragraph" style:parent-style-name="Text_20_body">
      <style:paragraph-properties fo:line-height="150%" fo:text-align="justify" style:justify-single-word="false"/>
      <style:text-properties style:font-name="Liberation Serif" fo:font-size="12pt" officeooo:rsid="002ded39" officeooo:paragraph-rsid="002ded39" style:font-size-asian="12pt" style:font-size-complex="12pt"/>
    </style:style>
    <style:style style:name="P23" style:family="paragraph" style:parent-style-name="Text_20_body">
      <style:paragraph-properties fo:line-height="150%" fo:text-align="justify" style:justify-single-word="false"/>
      <style:text-properties officeooo:rsid="00293b89" officeooo:paragraph-rsid="002f1c69"/>
    </style:style>
    <style:style style:name="P24" style:family="paragraph" style:parent-style-name="Text_20_body">
      <style:paragraph-properties fo:line-height="150%" fo:text-align="justify" style:justify-single-word="false" fo:break-before="page"/>
      <style:text-properties style:font-name="Liberation Serif" fo:font-size="12pt" officeooo:rsid="00293b89" officeooo:paragraph-rsid="002bd76a" style:font-size-asian="12pt" style:font-size-complex="12pt"/>
    </style:style>
    <style:style style:name="P25" style:family="paragraph" style:parent-style-name="Standard">
      <style:paragraph-properties fo:line-height="150%" fo:text-align="justify" style:justify-single-word="false"/>
      <style:text-properties style:font-name="Liberation Serif" fo:font-size="12pt" officeooo:rsid="0022a6c9" officeooo:paragraph-rsid="002ded39" style:font-size-asian="12pt" style:font-size-complex="12pt"/>
    </style:style>
    <style:style style:name="P26" style:family="paragraph" style:parent-style-name="Standard">
      <style:paragraph-properties fo:text-align="justify" style:justify-single-word="false"/>
      <style:text-properties fo:font-style="normal" officeooo:rsid="002007c6" officeooo:paragraph-rsid="002ded39" style:font-style-asian="normal" style:font-style-complex="normal"/>
    </style:style>
    <style:style style:name="P27" style:family="paragraph" style:parent-style-name="Standard">
      <style:paragraph-properties fo:text-align="justify" style:justify-single-word="false"/>
      <style:text-properties fo:font-style="normal" officeooo:rsid="00217ef5" officeooo:paragraph-rsid="002ded39" style:font-style-asian="normal" style:font-style-complex="normal"/>
    </style:style>
    <style:style style:name="P28" style:family="paragraph" style:parent-style-name="Standard">
      <style:paragraph-properties fo:text-align="justify" style:justify-single-word="false"/>
      <style:text-properties officeooo:rsid="002007c6" officeooo:paragraph-rsid="002ded39"/>
    </style:style>
    <style:style style:name="P29" style:family="paragraph" style:parent-style-name="Standard">
      <style:paragraph-properties fo:text-align="justify" style:justify-single-word="false"/>
      <style:text-properties officeooo:rsid="00217ef5" officeooo:paragraph-rsid="002ded39"/>
    </style:style>
    <style:style style:name="P30" style:family="paragraph" style:parent-style-name="Standard">
      <style:paragraph-properties fo:text-align="justify" style:justify-single-word="false"/>
      <style:text-properties fo:font-weight="normal" officeooo:rsid="00217ef5" officeooo:paragraph-rsid="002ded39"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10a25" style:font-style-asian="normal" style:font-style-complex="normal"/>
    </style:style>
    <style:style style:name="T3" style:family="text">
      <style:text-properties fo:font-style="normal" officeooo:rsid="002cd32e" style:font-style-asian="normal" style:font-style-complex="normal"/>
    </style:style>
    <style:style style:name="T4" style:family="text">
      <style:text-properties fo:font-style="normal" officeooo:rsid="002b894e" style:font-style-asian="normal" style:font-style-complex="normal"/>
    </style:style>
    <style:style style:name="T5" style:family="text">
      <style:text-properties fo:font-style="normal" officeooo:rsid="002de820" style:font-style-asian="normal" style:font-style-complex="normal"/>
    </style:style>
    <style:style style:name="T6" style:family="text">
      <style:text-properties fo:font-style="normal" officeooo:rsid="002e998b" style:font-style-asian="normal" style:font-style-complex="normal"/>
    </style:style>
    <style:style style:name="T7" style:family="text">
      <style:text-properties fo:font-style="normal" officeooo:rsid="00302ba2" style:font-style-asian="normal" style:font-style-complex="normal"/>
    </style:style>
    <style:style style:name="T8" style:family="text">
      <style:text-properties fo:font-style="normal" officeooo:rsid="00232c35" style:font-style-asian="normal" style:font-style-complex="normal"/>
    </style:style>
    <style:style style:name="T9" style:family="text">
      <style:text-properties fo:font-style="normal" officeooo:rsid="002a4d94" style:font-style-asian="normal" style:font-style-complex="normal"/>
    </style:style>
    <style:style style:name="T10" style:family="text">
      <style:text-properties fo:font-style="normal" officeooo:rsid="002007c6" style:font-style-asian="normal" style:font-style-complex="normal"/>
    </style:style>
    <style:style style:name="T11" style:family="text">
      <style:text-properties fo:font-style="normal" officeooo:rsid="002f1c69" style:font-style-asian="normal" style:font-style-complex="normal"/>
    </style:style>
    <style:style style:name="T12" style:family="text">
      <style:text-properties fo:font-style="normal" officeooo:rsid="002a4d94" fo:background-color="transparent" loext:char-shading-value="0"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20979f" style:font-style-asian="italic" style:font-style-complex="italic"/>
    </style:style>
    <style:style style:name="T15" style:family="text">
      <style:text-properties fo:font-style="italic" officeooo:rsid="002b894e" style:font-style-asian="italic" style:font-style-complex="italic"/>
    </style:style>
    <style:style style:name="T16" style:family="text">
      <style:text-properties fo:font-style="italic" officeooo:rsid="002cd32e" style:font-style-asian="italic" style:font-style-complex="italic"/>
    </style:style>
    <style:style style:name="T17" style:family="text">
      <style:text-properties fo:font-style="italic" officeooo:rsid="002de820" style:font-style-asian="italic" style:font-style-complex="italic"/>
    </style:style>
    <style:style style:name="T18" style:family="text">
      <style:text-properties fo:font-style="italic" officeooo:rsid="002a4d94" style:font-style-asian="italic" style:font-style-complex="italic"/>
    </style:style>
    <style:style style:name="T19" style:family="text">
      <style:text-properties fo:font-style="italic" officeooo:rsid="002a558d" style:font-style-asian="italic" style:font-style-complex="italic"/>
    </style:style>
    <style:style style:name="T20" style:family="text">
      <style:text-properties officeooo:rsid="0020979f"/>
    </style:style>
    <style:style style:name="T21" style:family="text">
      <style:text-properties officeooo:rsid="00214ca2"/>
    </style:style>
    <style:style style:name="T22" style:family="text">
      <style:text-properties officeooo:rsid="0025a322"/>
    </style:style>
    <style:style style:name="T23" style:family="text">
      <style:text-properties fo:language="fr" fo:country="FR" officeooo:rsid="0028a48f" style:language-asian="zxx" style:country-asian="none" style:language-complex="zxx" style:country-complex="none"/>
    </style:style>
    <style:style style:name="T24" style:family="text">
      <style:text-properties fo:language="fr" fo:country="FR" officeooo:rsid="0026bf85" style:language-asian="zxx" style:country-asian="none" style:language-complex="zxx" style:country-complex="none"/>
    </style:style>
    <style:style style:name="T25" style:family="text">
      <style:text-properties fo:language="fr" fo:country="FR" officeooo:rsid="0028ae63" style:language-asian="zxx" style:country-asian="none" style:language-complex="zxx" style:country-complex="none"/>
    </style:style>
    <style:style style:name="T2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27" style:family="text">
      <style:text-properties officeooo:rsid="002b894e"/>
    </style:style>
    <style:style style:name="T28" style:family="text">
      <style:text-properties officeooo:rsid="002de820"/>
    </style:style>
    <style:style style:name="T29" style:family="text">
      <style:text-properties officeooo:rsid="00288181"/>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2ded39" style:font-size-asian="12pt" style:font-size-complex="12pt"/>
    </style:style>
    <style:style style:name="T32" style:family="text">
      <style:text-properties style:font-name="Liberation Serif" fo:font-size="12pt" officeooo:rsid="002f1c69" style:font-size-asian="12pt" style:font-size-complex="12pt"/>
    </style:style>
    <style:style style:name="T33" style:family="text">
      <style:text-properties style:font-name="Liberation Serif" fo:font-size="12pt" fo:font-style="normal" officeooo:rsid="002007c6" style:font-size-asian="12pt" style:font-style-asian="normal" style:font-size-complex="12pt" style:font-style-complex="normal"/>
    </style:style>
    <style:style style:name="T34" style:family="text">
      <style:text-properties style:font-name="Liberation Serif" fo:font-size="12pt" fo:font-style="normal" officeooo:rsid="002f1c69" style:font-size-asian="12pt" style:font-style-asian="normal" style:font-size-complex="12pt" style:font-style-complex="normal"/>
    </style:style>
    <style:style style:name="T35" style:family="text">
      <style:text-properties officeooo:rsid="002a558d"/>
    </style:style>
    <style:style style:name="T36" style:family="text">
      <style:text-properties officeooo:rsid="002bbed4"/>
    </style:style>
    <style:style style:name="T37" style:family="text">
      <style:text-properties officeooo:rsid="002ded39"/>
    </style:style>
    <style:style style:name="T38" style:family="text">
      <style:text-properties officeooo:rsid="00217ef5"/>
    </style:style>
    <style:style style:name="T39" style:family="text">
      <style:text-properties officeooo:rsid="0022a6c9"/>
    </style:style>
    <style:style style:name="T40" style:family="text">
      <style:text-properties fo:font-weight="bold" style:font-weight-asian="bold" style:font-weight-complex="bold"/>
    </style:style>
    <style:style style:name="T41" style:family="text">
      <style:text-properties officeooo:rsid="002f1c69"/>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La biosphère<text:note text:id="ftn1" text:note-class="footnote"><text:note-citation>1</text:note-citation><text:note-body><text:p text:style-name="P8">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note-body></text:note> a connu <text:span text:style-name="T20">plusieurs</text:span> crises d'extinction des espèces. Il y a deux cent cinquante <text:span text:style-name="T20">millions</text:span> d'années, par exemple, la crise du <text:span text:style-name="T21">P</text:span>ermien a entraîné la disparition de 50 % des espèces animal<text:span text:style-name="T21">es</text:span> terrestre et <text:s/><text:span text:style-name="T21">de </text:span>95 % des animaux marins<text:note text:id="ftn2" text:note-class="footnote"><text:note-citation>2</text:note-citation><text:note-body><text:p text:style-name="P9">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35">super volcan</text:span> ; 4/ l'extinction à la jonction trias-jurassique, il y a 215 mA ; 5/ l'extinction de la fin du mésozoïque, il y a 65,5 mA. François RAMADE, dans <text:span text:style-name="T13">Le Grand Massacre. L’avenir des espèces vivantes</text:span><text:span text:style-name="T1">, (cité In., Laurent TESTOT, « Les crises écologiques », </text:span><text:span text:style-name="T13">Sciences Humaines</text:span><text:span text:style-name="T1">, </text:span><text:span text:style-name="T8">numéro spécial, n°247, avril 2013.</text:span></text:p></text:note-body></text:note>. <text:span text:style-name="T20">Le </text:span><text:span text:style-name="T14">Rapport de l'évaluation des écosystèmes pour le millénaire,</text:span><text:span text:style-name="T20"> remis au secrétaire général de l'Organisation des Nations Unis (ONU) en 2005 établit qu'une nouvelle crise d'extinction est en cours du fait des activités humaines</text:span><text:span text:style-name="T20"><text:note text:id="ftn3" text:note-class="footnote"><text:note-citation>3</text:note-citation><text:note-body><text:p text:style-name="P10">Millennium Ecosystem Assessment, <text:span text:style-name="T13">Ecosystems and Human Well-being: Biodiversity Synthesis,</text:span> World Resources Institute, Washington, DC. <text:s/>2005, p. 2</text:p></text:note-body></text:note></text:span><text:span text:style-name="T20">. C'est la première crise d'extinction d’origine anthropique. Une différence majeure apparaît par rapport aux crises précédentes : le rythme d'extinction des espèces est <text:s/>cent fois plus rapide que le rythme d'extinction naturel</text:span><text:span text:style-name="T20"><text:note text:id="ftn4" text:note-class="footnote"><text:note-citation>4</text:note-citation><text:note-body><text:p text:style-name="P10">Millennium Ecosystem Assessment, <text:span text:style-name="T13">Ecosystems and Human Well-being: Biodiversity Synthesis,</text:span> Op. Cit., p. 44</text:p></text:note-body></text:note></text:span><text:span text:style-name="T20">. L'anthropocène aurait succédé à l'holocène. L'espèce humaine, par son activité serait devenue une force géologique</text:span><text:span text:style-name="T20"><text:note text:id="ftn5" text:note-class="footnote"><text:note-citation>5</text:note-citation><text:note-body><text:p text:style-name="P11">La thèse selon laquelle, la Terre serait entrée dans une nouvelle époque géologique depuis la révolution industrielle, l'anthropocène, développée par Christophe BONNEUIL et Jean Baptiste FRESSOZ dans <text:span text:style-name="T13">L'évènement Anthropocène. La terre, l'histoire et nous</text:span><text:span text:style-name="T1"> (Seuil, 2013, Paris, 320 p.).</text:span></text:p></text:note-body></text:note></text:span><text:span text:style-name="T20">. </text:span></text:p>
      <text:p text:style-name="P4"/>
      <text:p text:style-name="P4"><text:tab/><text:span text:style-name="T21">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21"><text:note text:id="ftn6" text:note-class="footnote"><text:note-citation>6</text:note-citation><text:note-body><text:p text:style-name="P12">Pour un éclairage sur la notion de catastrophe, voir, Jean-Pierre DUPUY, <text:span text:style-name="T13">Petite métaphysique des tsunamis</text:span><text:span text:style-name="T1">, <text:s/>Seuil, 2005, Paris, 106 p.</text:span></text:p></text:note-body></text:note></text:span><text:span text:style-name="T21">, telles que celles de Seveso en 1976, de Bophal en 1984 ou Fukushima en 2011, de nombreux indicateurs témoignent du dérèglement climatique, de la pollution de l’air, des sols, des dangers issus des produits chimiques, de l'augmentation des déchets, etc. causés par l'activité humaine. La dégradation de l'environnement, <text:s/>constitue à présent <text:s/>un facteur de détérioration de la santé humaine, voire une menace pour la survie de l'humanité.</text:span></text:p>
      <text:p text:style-name="P4"/>
      <text:p text:style-name="P4"><text:tab/><text:span text:style-name="T22">Les relations entre l'Homme et l'environnement apparaissent, dans ce cadre, comme étant dialectiques. Si la structure économique moderne, basée sur la production et la consommation sans cesse croissante de biens et de services n'est pas soutenable dans le cadre fini de la planète Terre</text:span><text:span text:style-name="T22"><text:note text:id="ftn7" text:note-class="footnote"><text:note-citation>7</text:note-citation><text:note-body><text:p text:style-name="P13">La limite ontologique des modes de production et de consommation basés par la croissance dans le cadre d'une planète aux ressources limitées a été démontrée par l'économiste Nicholas GEORGESCU-ROEGEN dans <text:span text:style-name="T13">La décroissance. Entropie, écologie, économie</text:span>, éd. Sang de la Terre et Ellébore, 2006.</text:p><text:p text:style-name="P12">La finitude des ressources terrestre peut être mesurée par des indicateurs tels que l'empreinte écologique. L'empreinte écologique <text:span text:style-name="T29">est la surface nécessaire à la satisfaction des besoins d'un groupe d'individus. Il faudrait plus de deux planètes si l'ensemble de la population humaine vivait comme les français.</text:span></text:p></text:note-body></text:note></text:span><text:span text:style-name="T22">, la </text:span><text:soft-page-break/><text:span text:style-name="T22">Nature est indispensable à la vie humaine terrestre, en ce qu'elle concourt à des « services écosystémiques ». C'est ce que pointe dès</text:span><text:span text:style-name="T23"> 1972, l</text:span><text:span text:style-name="T24">e rapport </text:span><text:span text:style-name="T26">The limits to growth - Halte à la croissance ?</text:span><text:span text:style-name="T24"> </text:span><text:span text:style-name="T23">publié </text:span><text:span text:style-name="T25">sous la direction de Dennis MEADOWS </text:span><text:span text:style-name="T23">par le Club de Rome. </text:span><text:span text:style-name="T2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22"><text:note text:id="ftn8" text:note-class="footnote"><text:note-citation>8</text:note-citation><text:note-body><text:p text:style-name="P7">Opoprtunities and challenges for business and Industry, p. 3</text:p></text:note-body></text:note></text:span><text:span text:style-name="T22">. Une difficulté du système économique est de parvenir tenir compte des externalités positives issues <text:s/>de la biosphère et des externalités négatives pourtant calculées dans le niveau de production ou de bien-être</text:span><text:span text:style-name="T22"><text:note text:id="ftn9" text:note-class="footnote"><text:note-citation>9</text:note-citation><text:note-body><text:p text:style-name="P16">PIGOU</text:p></text:note-body></text:note></text:span><text:span text:style-name="T22">. Ainsi, le rôle des insectes pollinisateur n'entre pas dans le cadre du produit intérieur brut (PIB) ni de l'indice de développement humain (IDH) au contraire des énergies combustibles brulées dans les embouteillages.</text:span></text:p>
      <text:p text:style-name="P4"/>
      <text:p text:style-name="P2"><text:tab/>Il apparaît, par conséquent, que les écosystèmes, <text:span text:style-name="T29">dans la mesure où ils ne peuvent pas être pris en compte dans le système économique marchand actuel,</text:span> <text:s/>doi<text:span text:style-name="T29">v</text:span>ent être protég<text:span text:style-name="T29">é</text:span>s des impacts résultant de l’activité humaine. <text:span text:style-name="T27">C'est ce que souligne en 1987 le rapport </text:span><text:span text:style-name="T15">Notre avenir à tous</text:span><text:span text:style-name="T4">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3">dit </text:span><text:span text:style-name="T15">soutenable</text:span><text:span text:style-name="T4"> ou </text:span><text:span text:style-name="T15">durable</text:span><text:span text:style-name="T4">. </text:span><text:span text:style-name="T3">Un </text:span><text:span text:style-name="T9">tel développement</text:span><text:span text:style-name="T3"> « </text:span><text:span text:style-name="T16">répond</text:span><text:span text:style-name="T18">[rait]</text:span><text:span text:style-name="T16"> aux besoins du présent sans compromettre la capacité des générations futures de répondre aux leurs</text:span><text:span text:style-name="T3"> »</text:span><text:span text:style-name="T3"><text:note text:id="ftn10" text:note-class="footnote"><text:note-citation>10</text:note-citation><text:note-body><text:p text:style-name="Footnote"/></text:note-body></text:note></text:span><text:span text:style-name="T3">. </text:span><text:span text:style-name="T9">La réalisation d'un tel programme reposerai</text:span><text:span text:style-name="T12">t, nota</text:span><text:span text:style-name="T9">mment, sur des mécanismes incitant les entreprises «</text:span><text:span text:style-name="T18"> à investir dans des mesures préventives, curatives ou compensatoire</text:span><text:span text:style-name="T19">s</text:span><text:span text:style-name="T9"> »</text:span><text:span text:style-name="T9"><text:note text:id="ftn11" text:note-class="footnote"><text:note-citation>11</text:note-citation><text:note-body><text:p text:style-name="P14">Rapport Brundtmand, p. 179.</text:p></text:note-body></text:note></text:span><text:span text:style-name="T9">. L</text:span><text:span text:style-name="T3">a perspective d'un développement durable, </text:span><text:span text:style-name="T9">en tant qu'il </text:span><text:span text:style-name="T5">consiste à aménager le système économique </text:span><text:span text:style-name="T9">est critiqué</text:span><text:span text:style-name="T5">. L'économiste Serge LATOUCHE souligne </text:span><text:span text:style-name="T9">l'oxymore constitué par la locution « développement durable » </text:span><text:span text:style-name="T5">à travers une formule d'un ancien président américain. En 2002, George W. BUSH aurait affirmer : « </text:span><text:span text:style-name="T17">Parce qu’elle est la clef du progrès environnemental, parce qu’elle fournit les ressources permettant d’investir dans les technologies propres, la croissance est la solution, non le problème</text:span><text:span text:style-name="T5"> »</text:span><text:span text:style-name="T5"><text:note text:id="ftn12" text:note-class="footnote"><text:note-citation>12</text:note-citation><text:note-body><text:p text:style-name="P15">Serge LATOUCHE, « Pour une société de décroissance », <text:span text:style-name="T13">Le Monde Diplomatique</text:span><text:span text:style-name="T1">, novembre 2003.</text:span></text:p></text:note-body></text:note></text:span><text:span text:style-name="T5">.</text:span></text:p>
      <text:p text:style-name="P3"/>
      <text:p text:style-name="P20"><text:soft-page-break/><text:tab/><text:span text:style-name="T35">Les mesures d'évitement, de réduction, et de compensation des impacts environnementaux présentées dans le rapport Brundtland comme concourant à la préservation de l'environnement, existent en France où elles font l'objet d'une « Doctrine Nationale » s'appliquant à divers plans, programmes et projets faisant l'objet d'une autorisation administrative. La séquence « éviter, réduire, compenser » vise, respectivement, à éviter en amont les impacts environnementaux ; à réduire les impacts qui n'ont pu être évités ; puis à « </text:span><text:span text:style-name="T19">à restaurer ou recréer un milieu naturel en contrepartie d’un dommage à la biodiversité provoqué par un projet ou un document de planification</text:span><text:span text:style-name="T35"> »</text:span><text:span text:style-name="T35"><text:note text:id="ftn0" text:note-class="footnote"><text:note-citation>13</text:note-citation><text:note-body><text:p text:style-name="P22">Commissariat général au développement durable, 2012</text:p></text:note-body></text:note></text:span><text:span text:style-name="T35">.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text:span></text:p>
      <text:p text:style-name="P22">« action écologique visant <text:s/>Elle ne porte que sur l’impact résiduel après les mesures d’évitement et de réduction des impacts qui sont prioritaires ».</text:p>
      <text:p text:style-name="P18"><text:tab/><text:span text:style-name="T36">En France, les mesures compensatoires sont de création effective plus récente que les mesures d'évitement et de réduction. La compensation écologique a, en effet, longtemps été le parent pauvre des projets.</text:span></text:p>
      <text:p text:style-name="P18"/>
      <text:p text:style-name="P23"><text:span text:style-name="T30"><text:tab/></text:span><text:span text:style-name="T31">La loi n°76-629 relative à la protection de la Nature fait pourtant apparaître les mesures compensatoires dès 1976. Elle d</text:span><text:span text:style-name="T33">ispos</text:span><text:span text:style-name="T34">e</text:span><text:span text:style-name="T33"> que l'étude d'impact mentionn</text:span><text:span text:style-name="T34">e</text:span><text:span text:style-name="T33"> les mesures pouvant supprimer ou réduire et si possible compenser les conséquence</text:span><text:span text:style-name="T34">s</text:span><text:span text:style-name="T33"> du projet pour l'environnement. </text:span><text:span text:style-name="T34">Elle n'instaure cependant pas d'obligation de mise en œuvre de la </text:span><text:span text:style-name="T33">compensation, </text:span><text:span text:style-name="T34">mais la seule mention dans l'étude d'impact</text:span><text:span text:style-name="T32"><text:note text:id="ftn15" text:note-class="footnote"><text:note-citation>14</text:note-citation><text:note-body><text:p text:style-name="P17">Loi n° 76-629 relative à la protection de la nature, Art. 2.</text:p></text:note-body></text:note></text:span><text:span text:style-name="T32">. </text:span></text:p>
      <text:p text:style-name="P28"/>
      <text:p text:style-name="P28">Dispositions du Décret n°77-1141 : A VOIR l'étude d'impact doit estimer le coût des mesures compensatoires proposées. À nouveau, il n'est pas explicitement indiqué que la compensation doit être réalisée. On renvoit vers des arrêtés interministériels. <text:span text:style-name="T38">De telles arrêtés ont rarement été mis en œuvre lors de projets d'aménagements (pour les projets d'autoroutes ASF, seul le dernier tronçon de l'autoroute A89 a fait l'objet d'arrêtés mentionnant l'obligation de réaliser des mesures compensatoires avant la mise en service de l'autoroute).</text:span></text:p>
      <text:p text:style-name="P28"/>
      <text:p text:style-name="P29">Les mesures compensatoires sont étudiées quand les mesures d'évitement n'ont pas pu être retenus, et, quand, malgré des mesures de réduction d'impact, il reste des impacts résiduels notables. C'est l'objet du tryptique « éviter, réduire, compenser ».</text:p>
      <text:p text:style-name="P29"/>
      <text:p text:style-name="P29">Quand les mesures compensatoires étaient (rarement) mise en place pour les projets d'infrastructure de transport terrestre, les mesures compensatoires prises n'étaient pas perennes.</text:p>
      <text:p text:style-name="P28"/>
      <text:p text:style-name="P30"><text:soft-page-break/>L’achat d’un terrain en bon état écologique ou sa mise en réserve en tant que mesure compensatoire n’apporte pas de gain pour l’environnement, or c’est l’objectif affiché des mesures compensatoires.</text:p>
      <text:p text:style-name="P26"/>
      <text:p text:style-name="P27">Avant le Grenelle de l'environnement, les mesures compensatoires ne concernent que la demande de dérogation à destruction d’espèce protégée (Code de l'environnement, art. L 411-1 et 411-2) et l’application des procédures de la loi sur l’eau (CE art. R 214-6) et sur le défrichement (Code forestier, art 311-1 à 5).</text:p>
      <text:p text:style-name="P29"/>
      <text:p text:style-name="P29">Dispositions de l'Ordonnance 2001-321 transposant l'article 6 alinéa 4 de la directive « Habitat » 92/43/CEE, transcrivant en droit francais les études d'incidences pour les sites Naturea 2000 : A VOIR Un projet sans incidence doit démontrer que le projet, compensations comprises, ne contribue pas à dégrader le niveau global de la biodiversité. S’il y a des incidences possibles (directes ou indirectes) sur le réseau Natura 2000, le maître d’ouvrage doit démontrer l’absence d’impact significatif dommageable de son projet avant l’apport de toute compensation et non après.</text:p>
      <text:p text:style-name="P29"/>
      <text:p text:style-name="P29">Disposition de la loi n° 2009-967 de programmation relative à la mise en œuvre du Grenelle Environnement : <text:s/><text:span text:style-name="T39">A VOIR</text:span> introduit la compensation des atteintes portées aux continuités écologiques. Cette notion pourra s’appliquer à la <text:span text:style-name="T40">nature ordinaire</text:span> dont le rôle fonctionnel de continuité écologique aura été identifié. Elle permet donc que les études d’impacts prennent en compte toutes les espèces et non uniquement les espèces protégées. </text:p>
      <text:p text:style-name="P29"/>
      <text:p text:style-name="P29"><text:span text:style-name="T39">Disposition du D</text:span>écret n° 2011-2019 portant réforme des études d'impact : <text:span text:style-name="T39">A VOIR. Modifie les articles </text:span>R. 122-14-I et R. 122-15-I <text:span text:style-name="T39">du Code de l'environnement</text:span>. Les décisions d’autorisation de projets devront désormais mentionner obligatoirement les mesures compensatoires à mettre en œuvre et un suivi de la réalisation de ces mesures devra être fait afin d’en vérifier l’efficacité et la pérennité. Les mesures doivent être réalisées sur le site endommagé ou à sa proximité et doivent si possible améliorer la qualité environnementale des milieux.</text:p>
      <text:p text:style-name="P29"/>
      <text:p text:style-name="P25">Des moyens sont désormais donnés dans la décision d’autorisation aux services de police de l’environnement pour contrôler la réalité de la mise en œuvre et exiger un bilan de l’efficacité des mesures compensatoires. Il y a une obligation de résultats et plus seulement une obligation de moyen. Il faut espérer que des moyens humains suffisants donneront toute son efficacité à la police unique de l’environnement (créée par l’ordonnance n° 2012-34).</text:p>
      <text:p text:style-name="P24"/>
      <text:p text:style-name="P24"/>
      <text:p text:style-name="P18"><text:span text:style-name="T36"><text:s/>Si la compensation écologique existe largement dans le monde, elle prend des formes diverses.</text:span></text:p>
      <text:p text:style-name="P19"/>
      <text:p text:style-name="P3"><text:tab/></text:p>
      <text:p text:style-name="P5"/>
      <text:p text:style-name="P1"><text:tab/><text:span text:style-name="T28">Afin de concilier les piliers du développement durable, le droit français procède à un encadrement des activités impactant l'environnement. Différentes polices administratives visent à préserver, par exemple, </text:span><text:span text:style-name="T5">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5"><text:note text:id="ftn13" text:note-class="footnote"><text:note-citation>15</text:note-citation><text:note-body><text:p text:style-name="Footnote"/></text:note-body></text:note></text:span><text:span text:style-name="T5"> </text:span><text:span text:style-name="T6">et</text:span><text:span text:style-name="T5"> la gestion durable de la ressource en eau</text:span><text:span text:style-name="T5"><text:note text:id="ftn14" text:note-class="footnote"><text:note-citation>16</text:note-citation><text:note-body><text:p text:style-name="Footnote"/></text:note-body></text:note></text:span><text:span text:style-name="T5">. </text:span><text:span text:style-name="T6">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7">s</text:span><text:span text:style-name="T6">upérieur ou égal à 50 000 m³ mais inférieur à 300 000 m³ (le régime de l'enregistrement s'applique), ou </text:span><text:span text:style-name="T7">s</text:span><text:span text:style-name="T6">upérieur ou égal à 300 000 m³ (le régime de l'autorisation s'applique). </text:span><text:span text:style-name="T2">Une installation est autorisée par arrêté préfectoral à la suite d'une procédure complexe comprenant en particulier une étude d'impact environnementale visant à s'assurer de la limitation maximum des incidences sur l'environnement.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1T22:45:46.153817082</dc:date>
    <meta:editing-duration>PT2H15M49S</meta:editing-duration>
    <meta:editing-cycles>4</meta:editing-cycles>
    <meta:document-statistic meta:table-count="0" meta:image-count="0" meta:object-count="0" meta:page-count="7" meta:paragraph-count="34" meta:word-count="2065" meta:character-count="13800" meta:non-whitespace-character-count="11740"/>
  </office:meta>
</office:document-meta>
</file>